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weight="bold" officeooo:rsid="00206ea6" officeooo:paragraph-rsid="00206ea6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206ea6" officeooo:paragraph-rsid="00206ea6"/>
    </style:style>
    <style:style style:name="P9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language="ru" fo:country="RU" officeooo:rsid="00218591" officeooo:paragraph-rsid="0021859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218591" officeooo:paragraph-rsid="00218591"/>
    </style:style>
    <style:style style:name="P13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4" style:family="paragraph" style:parent-style-name="List_20_Paragraph" style:list-style-name="WWNum5">
      <style:paragraph-properties fo:margin-top="0.1665in" fo:margin-bottom="0.1665in" style:contextual-spacing="false"/>
      <style:text-properties fo:font-size="12pt" officeooo:rsid="001dbf47" officeooo:paragraph-rsid="001dbf47" style:font-size-asian="12pt" style:font-size-complex="12pt"/>
    </style:style>
    <style:style style:name="P15" style:family="paragraph" style:parent-style-name="List_20_Paragraph" style:list-style-name="WWNum5">
      <style:paragraph-properties fo:margin-top="0in" fo:margin-bottom="0in" style:contextual-spacing="false"/>
      <style:text-properties fo:font-size="12pt" style:font-size-asian="12pt" style:font-size-complex="12pt"/>
    </style:style>
    <style:style style:name="P16" style:family="paragraph" style:parent-style-name="List_20_Paragraph" style:list-style-name="WWNum5">
      <style:paragraph-properties fo:margin-top="0in" fo:margin-bottom="0in" style:contextual-spacing="false"/>
      <style:text-properties fo:font-size="12pt" officeooo:paragraph-rsid="001dbf47" style:font-size-asian="12pt" style:font-size-complex="12pt"/>
    </style:style>
    <style:style style:name="P17" style:family="paragraph" style:parent-style-name="List_20_Paragraph" style:list-style-name="WWNum5">
      <style:paragraph-properties fo:margin-top="0in" fo:margin-bottom="0in" style:contextual-spacing="false"/>
      <style:text-properties fo:font-size="12pt" officeooo:rsid="00206ea6" officeooo:paragraph-rsid="00206ea6" style:font-size-asian="12pt" style:font-size-complex="12pt"/>
    </style:style>
    <style:style style:name="P18" style:family="paragraph" style:parent-style-name="List_20_Paragraph" style:list-style-name="WWNum5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19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20" style:family="paragraph" style:parent-style-name="List_20_Paragraph" style:list-style-name="WWNum5">
      <style:paragraph-properties fo:margin-top="0in" fo:margin-bottom="0in" style:contextual-spacing="false"/>
      <style:text-properties fo:font-size="12pt" officeooo:rsid="001dbf47" officeooo:paragraph-rsid="001dbf47" style:font-size-asian="12pt" style:font-size-complex="12pt"/>
    </style:style>
    <style:style style:name="P21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22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218591" officeooo:paragraph-rsid="00218591" style:font-size-asian="12pt" style:font-size-complex="12pt"/>
    </style:style>
    <style:style style:name="P23" style:family="paragraph" style:parent-style-name="List_20_Paragraph" style:list-style-name="WWNum5">
      <style:paragraph-properties fo:margin-top="0in" fo:margin-bottom="0in" style:contextual-spacing="false"/>
      <style:text-properties fo:font-size="12pt" fo:language="en" fo:country="US" officeooo:rsid="0020c429" officeooo:paragraph-rsid="0020c429" style:font-size-asian="12pt" style:font-size-complex="12pt"/>
    </style:style>
    <style:style style:name="P24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25" style:family="paragraph" style:parent-style-name="List_20_Paragraph" style:list-style-name="WWNum5">
      <style:paragraph-properties fo:margin-top="0in" fo:margin-bottom="0in" style:contextual-spacing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List_20_Paragraph" style:list-style-name="WWNum5">
      <style:paragraph-properties fo:margin-top="0in" fo:margin-bottom="0in" style:contextual-spacing="false"/>
    </style:style>
    <style:style style:name="P27" style:family="paragraph" style:parent-style-name="List_20_Paragraph" style:list-style-name="WWNum1">
      <style:paragraph-properties fo:margin-top="0in" fo:margin-bottom="0in" style:contextual-spacing="false"/>
    </style:style>
    <style:style style:name="P28" style:family="paragraph" style:parent-style-name="List_20_Paragraph" style:list-style-name="WWNum5" style:master-page-name="">
      <style:paragraph-properties fo:margin-top="0in" fo:margin-bottom="0in" style:contextual-spacing="false" fo:line-height="100%" fo:orphans="2" fo:widows="2" style:page-number="auto" style:writing-mode="lr-tb"/>
      <style:text-properties style:use-window-font-color="true" fo:font-size="12pt" officeooo:paragraph-rsid="001dbf47" style:font-size-asian="12pt" style:font-size-complex="12pt"/>
    </style:style>
    <style:style style:name="P29" style:family="paragraph" style:parent-style-name="List_20_Paragraph" style:list-style-name="WWNum5">
      <style:paragraph-properties fo:margin-top="0in" fo:margin-bottom="0in" style:contextual-spacing="false" fo:line-height="100%" fo:orphans="2" fo:widows="2" style:writing-mode="lr-tb"/>
      <style:text-properties style:use-window-font-color="true" fo:font-size="12pt" officeooo:rsid="0018804c" officeooo:paragraph-rsid="001dbf47" style:font-size-asian="12pt" style:font-size-complex="12pt"/>
    </style:style>
    <style:style style:name="P30" style:family="paragraph" style:parent-style-name="List_20_Paragraph" style:list-style-name="WWNum5">
      <style:paragraph-properties fo:margin-left="0.4957in" fo:margin-right="0in" fo:margin-top="0.1665in" fo:margin-bottom="0.1665in" style:contextual-spacing="false" fo:text-indent="-0.248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6ea6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fo:font-size="12pt" fo:language="ru" fo:country="RU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officeooo:rsid="00206ea6"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8591"/>
    </style:style>
    <style:style style:name="T11" style:family="text">
      <style:text-properties fo:color="#000000" style:font-size-complex="12pt"/>
    </style:style>
    <style:style style:name="T12" style:family="text">
      <style:text-properties fo:color="#000000" fo:language="en" fo:country="US" style:font-size-complex="12pt"/>
    </style:style>
    <style:style style:name="T13" style:family="text">
      <style:text-properties fo:color="#000000" fo:language="en" fo:country="US" officeooo:rsid="00218591" style:font-size-complex="12pt"/>
    </style:style>
    <style:style style:name="T14" style:family="text">
      <style:text-properties fo:color="#000000" fo:language="ru" fo:country="RU" style:font-size-complex="12pt"/>
    </style:style>
    <style:style style:name="T15" style:family="text">
      <style:text-properties officeooo:rsid="0018c0a3"/>
    </style:style>
    <style:style style:name="T16" style:family="text">
      <style:text-properties officeooo:rsid="001a5b57"/>
    </style:style>
    <style:style style:name="T17" style:family="text">
      <style:text-properties officeooo:rsid="001c49af"/>
    </style:style>
    <style:style style:name="T18" style:family="text">
      <style:text-properties officeooo:rsid="001d0364"/>
    </style:style>
    <style:style style:name="T19" style:family="text">
      <style:text-properties officeooo:rsid="001dbf47"/>
    </style:style>
    <style:style style:name="T20" style:family="text">
      <style:text-properties officeooo:rsid="00206ea6"/>
    </style:style>
    <style:style style:name="T21" style:family="text">
      <style:text-properties officeooo:rsid="0020c429"/>
    </style:style>
    <style:style style:name="T22" style:family="text">
      <style:text-properties officeooo:rsid="00218591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лан индивидуального развития <text:span text:style-name="T17">инженера-</text:span>тестировщика <text:span text:style-name="T15">Михайлова Михаила</text:span>.</text:p>
      <text:p text:style-name="P9">Основные рабочие активности до 30.<text:span text:style-name="T19">06</text:span>.201<text:span text:style-name="T18">7</text:span>:</text:p>
      <text:list xml:id="list2302482284028752848" text:style-name="WWNum5">
        <text:list-item>
          <text:p text:style-name="P13">Выполнение работ по тестированию, в рамках проектов компании.</text:p>
          <text:list>
            <text:list-item>
              <text:p text:style-name="P15">Подготовка данных для тестирования.</text:p>
            </text:list-item>
            <text:list-item>
              <text:p text:style-name="P17">Подготовка тестового окружения при необходимости.</text:p>
            </text:list-item>
            <text:list-item>
              <text:p text:style-name="P26"><text:span text:style-name="T1">Ручное тестирование </text:span><text:span text:style-name="T4">web-</text:span><text:span text:style-name="T1">приложений.</text:span></text:p>
            </text:list-item>
            <text:list-item>
              <text:p text:style-name="P26"><text:span text:style-name="T1">Ручное тестирование </text:span><text:span text:style-name="T4">desktop-</text:span><text:span text:style-name="T1">приложений</text:span><text:span text:style-name="T2">.</text:span></text:p>
            </text:list-item>
            <text:list-item>
              <text:p text:style-name="P15">Ручное тестирование приложений для мобильных платформ.</text:p>
            </text:list-item>
            <text:list-item>
              <text:p text:style-name="P17">Анализ результатов выполнения тестов. Составление отчетов.</text:p>
            </text:list-item>
            <text:list-item>
              <text:p text:style-name="P15">Исследование причин падения тестов.</text:p>
            </text:list-item>
            <text:list-item>
              <text:p text:style-name="P17">Восстановление работоспособности тестов, если это будет находиться в зоне ответственности.</text:p>
            </text:list-item>
          </text:list>
        </text:list-item>
        <text:list-item>
          <text:p text:style-name="P13">Выполнение работ по тест-дизайн</text:p>
          <text:list>
            <text:list-item>
              <text:p text:style-name="P15">Определение и обоснование требуемых данных для тестирования.</text:p>
            </text:list-item>
            <text:list-item>
              <text:p text:style-name="P15">Определение и разработка тестовых сценариев, <text:span text:style-name="T15">на тех проектах, где ведется полная тестовая документация.</text:span></text:p>
            </text:list-item>
            <text:list-item>
              <text:p text:style-name="P15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5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26"><text:span text:style-name="T1">Составление планов тестирования</text:span><text:span text:style-name="T4">.</text:span></text:p>
            </text:list-item>
            <text:list-item>
              <text:p text:style-name="P23">Анализ изменений и составление планов регрессионного тестирования.</text:p>
            </text:list-item>
            <text:list-item>
              <text:p text:style-name="P25">Использование инструмента управления тестовой документацией, принятого на проекте.</text:p>
            </text:list-item>
            <text:list-item>
              <text:p text:style-name="P25">Обновление тестовой документации, после валидации исправленн<text:span text:style-name="T18">ых</text:span> несоответстви<text:span text:style-name="T18">й</text:span>.</text:p>
            </text:list-item>
          </text:list>
        </text:list-item>
        <text:list-item>
          <text:p text:style-name="P30">Выполнение задач по автоматизированному тестированию</text:p>
          <text:list>
            <text:list-item>
              <text:p text:style-name="P26"><text:span text:style-name="T1">Написание </text:span><text:span text:style-name="T4">UI </text:span><text:span text:style-name="T1">авто-тестов на основе </text:span><text:span text:style-name="T4">Selenium framework.</text:span></text:p>
            </text:list-item>
            <text:list-item>
              <text:p text:style-name="P15">Запуск, сбор и анализ результатов выполнения авто-тестов.</text:p>
            </text:list-item>
            <text:list-item>
              <text:p text:style-name="P17">Исследование причин падения авто-тестов.</text:p>
            </text:list-item>
            <text:list-item>
              <text:p text:style-name="P17">Восстановление работоспособности тестов, если это будет находиться в зоне ответственности.</text:p>
            </text:list-item>
            <text:list-item>
              <text:p text:style-name="P26"><text:span text:style-name="T1">Поддержание </text:span><text:span text:style-name="T6">авто-тестов</text:span><text:span text:style-name="T1"> в актуальном состоянии.</text:span></text:p>
            </text:list-item>
            <text:list-item>
              <text:p text:style-name="P18"><text:soft-page-break/><text:span text:style-name="T21">Работа</text:span> <text:span text:style-name="T21">с </text:span>CI систем<text:span text:style-name="T21">ами</text:span> для запуска тестов.</text:p>
            </text:list-item>
          </text:list>
        </text:list-item>
        <text:list-item>
          <text:p text:style-name="P14">Предпроектная работа.</text:p>
          <text:list>
            <text:list-item>
              <text:p text:style-name="P16">Прохождение собеседований с заказчиком.</text:p>
            </text:list-item>
            <text:list-item>
              <text:p text:style-name="P20">Оценка работ по тестированию.</text:p>
            </text:list-item>
            <text:list-item>
              <text:p text:style-name="P20">Выполнение тестовых заданий.</text:p>
            </text:list-item>
          </text:list>
        </text:list-item>
        <text:list-item>
          <text:p text:style-name="P14">Обучение, наставничество, работа по отбору персонала</text:p>
          <text:list>
            <text:list-item>
              <text:p text:style-name="P28">Проведение обучающего мероприятия. Организация одного семинара.</text:p>
            </text:list-item>
            <text:list-item>
              <text:p text:style-name="P29"><text:span text:style-name="T19">Постановка задач младшим тестировщикам</text:span>. <text:span text:style-name="T19">Контроль выполненной работы.</text:span></text:p>
            </text:list-item>
            <text:list-item>
              <text:p text:style-name="P29">Участие в отборе персонала</text:p>
            </text:list-item>
          </text:list>
        </text:list-item>
      </text:list>
      <text:p text:style-name="P2">Теоретические знания <text:span text:style-name="T19">и практические навыки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<text:span text:style-name="T20">я и навыки.</text:span></text:p>
          </table:table-cell>
          <table:table-cell table:style-name="Table1.A1" office:value-type="string">
            <text:p text:style-name="P6">Дата контроля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8">Знание основных понятий тестирования и контроля качества: уровни тестирования, типы и виды тестирования, контроль качества в жизненном цикле разработки ПО, цели тестирования на разных этапах жизненного цикла разработки ПО, виды основных активностей в контроле качества.</text:p>
          </table:table-cell>
          <table:table-cell table:style-name="Table1.A1" office:value-type="string">
            <text:p text:style-name="P7">3<text:span text:style-name="T16">0-11-20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3"><text:span text:style-name="T11">Знание основных элементов архитектуры web-приложений. Знание основных типов web-серверов. Знание структуры HTTP протокола.</text:span><text:span text:style-name="T7"> Знание способов у</text:span><text:span text:style-name="T11">правления передачей контента. Знание принципов кэширования и работы кэша. </text:span><text:span text:style-name="T7">Знание основных подходов в тестировании web приложений, desktop приложений и приложений для мобильных платформ. </text:span><text:span text:style-name="T8">Знание основных техник тестирования: исследовательское тестирование, ориентированное на спецификацию, на код, на дефекты, на условия использования.</text:span></text:p>
          </table:table-cell>
          <table:table-cell table:style-name="Table1.A1" office:value-type="string">
            <text:p text:style-name="P11">31-12-20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A1" office:value-type="string">
            <text:p text:style-name="P4"><text:span text:style-name="T22">31-01-2017</text:span>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3"><text:span text:style-name="T14">Знание основных подходов автоматизации тестирования приложений. </text:span><text:span text:style-name="T11">Знание </text:span><text:span text:style-name="T12">Selenium framework. </text:span><text:span text:style-name="T14">Знание </text:span><text:span text:style-name="T12">TestNG</text:span><text:span text:style-name="T13">.</text:span></text:p>
          </table:table-cell>
          <table:table-cell table:style-name="Table1.A1" office:value-type="string">
            <text:p text:style-name="P4"><text:span text:style-name="T22">28</text:span>-<text:span text:style-name="T22">02-201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5</text:span>. </text:p>
          </table:table-cell>
          <table:table-cell table:style-name="Table1.A1" office:value-type="string">
            <text:p text:style-name="P3">Знание <text:span text:style-name="T9">JAVA</text:span> на уровне достаточном для написания авто-тестов на основе существующих <text:span text:style-name="T9">framework</text:span>’ов (<text:span text:style-name="T9">Selenium</text:span><text:span text:style-name="T10">)</text:span>, написания дополнительных методов в существующей концепции <text:span text:style-name="T9">framework</text:span>’а.</text:p>
          </table:table-cell>
          <table:table-cell table:style-name="Table1.A1" office:value-type="string">
            <text:p text:style-name="P4">31-<text:span text:style-name="T22">03-20</text:span>1<text:span text:style-name="T22">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6</text:span>.</text:p>
          </table:table-cell>
          <table:table-cell table:style-name="Table1.A1" office:value-type="string">
            <text:p text:style-name="P3"><text:span text:style-name="T11">Знание что такое удобство использования приложения (usability). Знание основных критериев usability. Знание основных понятий и характеристик пользовательского интерфейса. </text:span><text:span text:style-name="T12">Знание принципов удобства использования приложений для мобильных платформ, знание специфики различных мобильных платформ.</text:span></text:p>
          </table:table-cell>
          <table:table-cell table:style-name="Table1.A1" office:value-type="string">
            <text:p text:style-name="P11">30-04-2017</text:p>
          </table:table-cell>
        </table:table-row>
        <table:table-row table:style-name="Table1.1">
          <table:table-cell table:style-name="Table1.A8" office:value-type="string">
            <text:p text:style-name="P12">7.</text:p>
          </table:table-cell>
          <table:table-cell table:style-name="Table1.B8" office:value-type="string">
            <text:p text:style-name="P12">Знание методов анализа и тестирования требований. Знание моделей тестирования. Разработка требований и целей к тестированию. Оценка тестирования.</text:p>
          </table:table-cell>
          <table:table-cell table:style-name="Table1.C8" office:value-type="string">
            <text:p text:style-name="P11">31-05-2017</text:p>
          </table:table-cell>
        </table:table-row>
      </table:table>
      <text:p text:style-name="P1"><text:soft-page-break/><text:span text:style-name="T3">Рекомендуемая литература (загружена в </text:span><text:span text:style-name="T5">Wiki</text:span><text:span text:style-name="T3"> проекта управления качеством):</text:span></text:p>
      <text:list xml:id="list3964355617471020216" text:style-name="WWNum1">
        <text:list-item>
          <text:p text:style-name="P21">Канер, Фолк. Тестирование программного обеспечения.</text:p>
        </text:list-item>
        <text:list-item>
          <text:p text:style-name="P24">Lee Copeland. Practitioner’s guide to software test design.</text:p>
        </text:list-item>
        <text:list-item>
          <text:p text:style-name="P27"><text:span text:style-name="T1">Стандарты </text:span><text:span text:style-name="T4">ISO-25000, ISO-9241-11, IEEE-829</text:span></text:p>
        </text:list-item>
        <text:list-item>
          <text:p text:style-name="P27"><text:span text:style-name="T1">Стандарт </text:span><text:span text:style-name="T4">RFC 2</text:span><text:span text:style-name="T1">6</text:span><text:span text:style-name="T4">16. HTTP </text:span><text:span text:style-name="T1">протокол.</text:span></text:p>
        </text:list-item>
        <text:list-item>
          <text:p text:style-name="P19">ISTQB foundation level syllabus 2011.</text:p>
        </text:list-item>
        <text:list-item>
          <text:p text:style-name="P22">ISTQB advanced syllabus 2012 test analyst</text:p>
        </text:list-item>
        <text:list-item>
          <text:p text:style-name="P22">ISTQB advanced syllabus 2012 technical test analy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7</meta:editing-cycles>
    <meta:creation-date>2016-02-08T13:28:00</meta:creation-date>
    <dc:date>2016-11-16T13:45:37.940433732</dc:date>
    <meta:editing-duration>PT4H30M9S</meta:editing-duration>
    <meta:generator>LibreOffice/4.2.8.2$Linux_X86_64 LibreOffice_project/420m0$Build-2</meta:generator>
    <meta:document-statistic meta:table-count="1" meta:image-count="0" meta:object-count="0" meta:page-count="3" meta:paragraph-count="68" meta:word-count="521" meta:character-count="4211" meta:non-whitespace-character-count="3796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